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HandlerFactoryRegistry.ContentHandlerFactory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FactoryRegistry.addContentHandlerFactory( ContentHandler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HandlerFactoryRegistry.getFactory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FactoryRegistry.addContentHandlerFactory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ntHandlerFactoryRegistry.disco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